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ejaVu Sans1" style:font-size-complex="12pt" style:language-complex="ug" style:country-complex="C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ejaVu Sans1" style:font-size-complex="12pt" style:language-complex="ug" style:country-complex="C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4T18:32:15.02671508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8.5.2$Linux_X86_64 LibreOffice_project/580$Build-2</meta:generator>
  </office:meta>
</office:document-meta>
</file>